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b26cc" officeooo:paragraph-rsid="001b26cc"/>
    </style:style>
    <style:style style:name="P3" style:family="paragraph" style:parent-style-name="Standard">
      <style:text-properties officeooo:paragraph-rsid="001b26cc"/>
    </style:style>
    <style:style style:name="P4" style:family="paragraph" style:parent-style-name="Standard">
      <style:text-properties officeooo:rsid="00206cc8" officeooo:paragraph-rsid="00206cc8"/>
    </style:style>
    <style:style style:name="P5" style:family="paragraph" style:parent-style-name="Standard">
      <style:text-properties officeooo:rsid="00212a1a" officeooo:paragraph-rsid="00212a1a"/>
    </style:style>
    <style:style style:name="P6" style:family="paragraph" style:parent-style-name="Standard">
      <style:text-properties officeooo:rsid="00221959" officeooo:paragraph-rsid="00221959"/>
    </style:style>
    <style:style style:name="P7" style:family="paragraph" style:parent-style-name="Standard" style:list-style-name="L1">
      <style:text-properties officeooo:paragraph-rsid="001b26cc"/>
    </style:style>
    <style:style style:name="P8" style:family="paragraph" style:parent-style-name="Standard" style:list-style-name="L2">
      <style:text-properties officeooo:paragraph-rsid="001b26cc"/>
    </style:style>
    <style:style style:name="P9" style:family="paragraph" style:parent-style-name="Standard" style:list-style-name="L3">
      <style:text-properties officeooo:paragraph-rsid="001b26cc"/>
    </style:style>
    <style:style style:name="P10" style:family="paragraph" style:parent-style-name="Standard" style:list-style-name="L3">
      <style:text-properties officeooo:paragraph-rsid="0027a68b"/>
    </style:style>
    <style:style style:name="P11" style:family="paragraph" style:parent-style-name="Standard" style:list-style-name="L4"/>
    <style:style style:name="P12" style:family="paragraph" style:parent-style-name="Standard" style:list-style-name="L4">
      <style:text-properties officeooo:rsid="002582fa" officeooo:paragraph-rsid="002582fa"/>
    </style:style>
    <style:style style:name="P13" style:family="paragraph" style:parent-style-name="Standard" style:list-style-name="L4">
      <style:text-properties officeooo:rsid="002768cc" officeooo:paragraph-rsid="002768cc"/>
    </style:style>
    <style:style style:name="P14" style:family="paragraph" style:parent-style-name="Standard">
      <style:text-properties officeooo:paragraph-rsid="0027a68b"/>
    </style:style>
    <style:style style:name="P15" style:family="paragraph" style:parent-style-name="Standard">
      <style:text-properties style:text-underline-style="solid" style:text-underline-width="auto" style:text-underline-color="font-color" officeooo:rsid="001b26cc" officeooo:paragraph-rsid="00290a17"/>
    </style:style>
    <style:style style:name="P16" style:family="paragraph" style:parent-style-name="Standard">
      <style:text-properties style:text-underline-style="solid" style:text-underline-width="auto" style:text-underline-color="font-color" officeooo:rsid="00290a17" officeooo:paragraph-rsid="00290a17"/>
    </style:style>
    <style:style style:name="P17" style:family="paragraph" style:parent-style-name="Standard">
      <style:text-properties officeooo:paragraph-rsid="00290a17"/>
    </style:style>
    <style:style style:name="T1" style:family="text">
      <style:text-properties officeooo:rsid="001b26c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b26cc"/>
    </style:style>
    <style:style style:name="T4" style:family="text">
      <style:text-properties style:text-underline-style="solid" style:text-underline-width="auto" style:text-underline-color="font-color" officeooo:rsid="00221959"/>
    </style:style>
    <style:style style:name="T5" style:family="text">
      <style:text-properties officeooo:rsid="001d01b8"/>
    </style:style>
    <style:style style:name="T6" style:family="text">
      <style:text-properties officeooo:rsid="00212a1a"/>
    </style:style>
    <style:style style:name="T7" style:family="text">
      <style:text-properties officeooo:rsid="0023853e"/>
    </style:style>
    <style:style style:name="T8" style:family="text">
      <style:text-properties officeooo:rsid="002582fa"/>
    </style:style>
    <style:style style:name="T9" style:family="text">
      <style:text-properties officeooo:rsid="002768cc"/>
    </style:style>
    <style:style style:name="T10" style:family="text">
      <style:text-properties officeooo:rsid="0027a68b"/>
    </style:style>
    <style:style style:name="T11" style:family="text">
      <style:text-properties officeooo:rsid="0028ae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Thème de la veille</text:span> : </text:p>
      <text:p text:style-name="P6">Comparaison des méthodes Baysiennes et des réseaux de neurones <text:span text:style-name="T8">récurrents</text:span> traitant de séries temporelles pour la synthèse automatique de documents rédigés en langage naturel.</text:p>
      <text:p text:style-name="P6">Application au corpus du grand débat.</text:p>
      <text:p text:style-name="P6"/>
      <text:p text:style-name="Standard"><text:span text:style-name="T2">Données</text:span> :</text:p>
      <text:p text:style-name="Standard"/>
      <text:p text:style-name="Standard">Les données sont issues du site https://granddebat.fr/pages/donnees-ouvertes et </text:p>
      <text:p text:style-name="Standard">l'utilisation des données sont conforme aux dispositions de la licence ouverte d'Etalab.</text:p>
      <text:p text:style-name="Standard"/>
      <text:p text:style-name="P1">Problème type</text:p>
      <text:p text:style-name="Standard">Les contributions, suites de mots du langage naturel, sont ici traitées comme </text:p>
      <text:p text:style-name="Standard">des séries temporelles.</text:p>
      <text:p text:style-name="Standard">Les résultats des traitements sont des séquences de mots.</text:p>
      <text:p text:style-name="Standard">Le problème décrit s'inscrit dans le traitement dit "séquence à séquence".</text:p>
      <text:p text:style-name="Standard"><text:s/></text:p>
      <text:p text:style-name="P1">Méthode de Baseline</text:p>
      <text:p text:style-name="Standard">La méthode L<text:span text:style-name="T1">atent Dirichlet Allocation </text:span>(?) servira de baseline en tant qu'extracteur de thèmes d'un corpus déjà thématisé. </text:p>
      <text:p text:style-name="Standard"/>
      <text:p text:style-name="P4">Laboratoire <text:span text:style-name="T6">L</text:span>ipsys de P<text:span text:style-name="T6">ierre </text:span>&amp; Marie Curie : algor<text:span text:style-name="T6">i</text:span>thme de réseau Baysien. </text:p>
      <text:p text:style-name="P5"/>
      <text:p text:style-name="Standard"/>
      <text:p text:style-name="P1">Algori<text:span text:style-name="T1">t</text:span>hmes utilisés</text:p>
      <text:p text:style-name="Standard">L'algorithme proposé est basé sur un modele encodeur / décodeur de réseau de neurones récurrents avec un mécanisme d'attention.</text:p>
      <text:p text:style-name="Standard">Le module tensor2tensor est <text:span text:style-name="T1">utilisé dans ce cadre.</text:span></text:p>
      <text:p text:style-name="Standard">Il est proposé ici d'utiliser un réseau de Neurones r<text:span text:style-name="T1">é</text:span>current<text:span text:style-name="T1">s</text:span> avec des cellules </text:p>
      <text:p text:style-name="Standard">dites "Gated Recurrent Unit" (GRU)</text:p>
      <text:p text:style-name="Standard"><text:s/></text:p>
      <text:p text:style-name="Standard"/>
      <text:p text:style-name="P1">Contexte technique</text:p>
      <text:p text:style-name="Standard">Le framework tensorflow est utilisé dans l'environnement Google </text:p>
      <text:p text:style-name="Standard">Computing Platform (GCP).</text:p>
      <text:p text:style-name="Standard"/>
      <text:p text:style-name="P2">Documents de référence</text:p>
      <text:p text:style-name="Standard"/>
      <text:list xml:id="list495584482" text:style-name="L1">
        <text:list-item>
          <text:p text:style-name="P7">Titre : Abstractive Text Summarization using Sequence-to-sequence RNNs and Beyond</text:p>
          <text:p text:style-name="P7">Source : <text:a xlink:type="simple" xlink:href="https://arxiv.org/pdf/1602.06023.pdf" text:style-name="Internet_20_link" text:visited-style-name="Visited_20_Internet_20_Link">https://arxiv.org/pdf/1602.06023.pdf</text:a></text:p>
          <text:p text:style-name="P7">Date de publication : Aout 2016</text:p>
        </text:list-item>
      </text:list>
      <text:p text:style-name="Standard"><text:s text:c="4"/></text:p>
      <text:list xml:id="list2998678497" text:style-name="L2">
        <text:list-item>
          <text:p text:style-name="P8">Titre : Tensor2Tensor for Neural Machine Translation</text:p>
          <text:p text:style-name="P8">Source : <text:a xlink:type="simple" xlink:href="https://arxiv.org/pdf/1803.07416.pdf" text:style-name="Internet_20_link" text:visited-style-name="Visited_20_Internet_20_Link">https://arxiv.org/pdf/1803.07416.pdf</text:a></text:p>
          <text:p text:style-name="P8">Date de publication : Mars 2018</text:p>
        </text:list-item>
      </text:list>
      <text:p text:style-name="P3"><text:s text:c="8"/></text:p>
      <text:list xml:id="list1073163564" text:style-name="L3">
        <text:list-item>
          <text:p text:style-name="P9">Titre : Text Summarization Using Keras Models</text:p>
          <text:p text:style-name="P9">Source : <text:a xlink:type="simple" xlink:href="https://hackernoon.com/text-summarization-using-keras-models-366b002408d9" text:style-name="Internet_20_link" text:visited-style-name="Visited_20_Internet_20_Link">https://hackernoon.com/text-summarization-using-keras-models-366b002408d9</text:a></text:p>
          <text:p text:style-name="P10"><text:span text:style-name="T9">Date de publication</text:span> : Décembre 2018</text:p>
          <text:p text:style-name="P10"/>
        </text:list-item>
        <text:list-item>
          <text:p text:style-name="P9">Résumé automatique de texte avec un algorithme d’ordonnancement </text:p>
        </text:list-item>
      </text:list>
      <text:p text:style-name="P3"><text:tab/><text:span text:style-name="T7">Source : https://pdfs.semanticscholar.org/3766/492664529ae9258f4db993434bd519fd4610.pdf</text:span></text:p>
      <text:p text:style-name="P14"><text:span text:style-name="T9"><text:tab/>Date de publication: </text:span></text:p>
      <text:list xml:id="list4060723055" text:style-name="L4">
        <text:list-item>
          <text:p text:style-name="P11"><text:soft-page-break/>On the Properties of Neural Machine Translation: Encoder–Decoder Approaches</text:p>
          <text:p text:style-name="P12">Source : <text:a xlink:type="simple" xlink:href="https://arxiv.org/pdf/1409.1259.pdf" text:style-name="Internet_20_link" text:visited-style-name="Visited_20_Internet_20_Link">https://arxiv.org/pdf/1409.1259.pdf</text:a></text:p>
          <text:p text:style-name="P13">Date <text:span text:style-name="T11">de publication</text:span>: <text:span text:style-name="T10">Octobre</text:span> 2014</text:p>
        </text:list-item>
      </text:list>
      <text:p text:style-name="P15"/>
      <text:p text:style-name="P16">Benchmark de référence pour les résumés de texte</text:p>
      <text:p text:style-name="P17"/>
      <text:p text:style-name="Standard"/>
      <text:p text:style-name="Standard"><text:span text:style-name="T2">Just</text:span><text:span text:style-name="T3">i</text:span><text:span text:style-name="T2">fication des choix</text:span></text:p>
      <text:p text:style-name="Standard"><text:span text:style-name="T1">de par leur efficience, l</text:span>es réseaux de neurones <text:span text:style-name="T1">gagnent en popularité</text:span> <text:span text:style-name="T1">pour</text:span> le traitement naturel du langage.</text:p>
      <text:p text:style-name="Standard">La recherche dans le domaine des réseaux de neurones appliqués au traitement du langage progresse à grand rythme en combinant des techniques diverses.</text:p>
      <text:p text:style-name="Standard"/>
      <text:p text:style-name="Standard">Les données issues du langage naturel son produites par une intelligence humaine. Elles posent un défi de taille pour le paradigme de l'intelligence artificielle. Cette dernière s'inspire largement des travaux les plus récents en linguistique et en neurobiologie.</text:p>
      <text:p text:style-name="Standard"><text:s/></text:p>
      <text:p text:style-name="Standard">Ces travaux s'inscrivent dans <text:span text:style-name="T5">la</text:span> démarche de mettre les techniques issues de la recherche en <text:s/>Intelligence Artificielle au service du bien publi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88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1:04:52.740525748</meta:creation-date>
    <dc:date>2019-03-18T12:14:01.229137804</dc:date>
    <meta:editing-duration>P1DT9H27M54S</meta:editing-duration>
    <meta:editing-cycles>13</meta:editing-cycles>
    <meta:generator>LibreOffice/6.0.7.3$Linux_X86_64 LibreOffice_project/00m0$Build-3</meta:generator>
    <meta:document-statistic meta:table-count="0" meta:image-count="0" meta:object-count="0" meta:page-count="2" meta:paragraph-count="50" meta:word-count="398" meta:character-count="2852" meta:non-whitespace-character-count="2486"/>
  </office:meta>
</office:document-meta>
</file>